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6a9955" style:font-name="Consolas" fo:font-size="8.39999961853027pt" fo:font-style="normal" fo:font-weight="normal" fo:background-color="#1f1f1f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>npx expo start --web -c</text:p>
      <text:p text:style-name="Standard"/>
      <text:p text:style-name="Standard">npm run csv:json</text:p>
      <text:p text:style-name="Standard"/>
      <text:p text:style-name="Standard">npm run img:build</text:p>
      <text:p text:style-name="Standard"/>
      <text:p text:style-name="Standard">npm run optimize:images</text:p>
      <text:p text:style-name="Standard"><text:tab/></text:p>
      <text:p text:style-name="Standard"/>
      <text:h text:style-name="Heading_20_3" text:outline-level="3">⚡ Workflow recommandé</text:h>
      <text:list xml:id="list236966155070109806" text:style-name="L1">
        <text:list-item>
          <text:p text:style-name="P4">Quand tu fais un gros changement (ajout du minuteur, correction des dépendances, etc.) :</text:p>
        </text:list-item>
        <text:list-item>
          <text:p text:style-name="P4">git config --global core.autocrlf true</text:p>
        </text:list-item>
        <text:list-item>
          <text:p text:style-name="P4">git add .<text:line-break/>git commit -m "tout ok"<text:line-break/>git push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>git log –oneline</text:p>
        </text:list-item>
        <text:list-item>
          <text:p text:style-name="P4">git reset --hard HEAD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140726031442755423" text:style-name="L2">
        <text:list-item>
          <text:p text:style-name="P5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5">Si jamais tu bloques encore, ouvre ton CSV dans un éditeur de texte (VSCode, Notepad++) pour vérifier les en-têtes exacts.</text:p>
        </text:list-item>
      </text:list>
      <text:p text:style-name="Text_20_body"/>
      <text:p text:style-name="Text_20_body">Oignons ok</text:p>
      <text:p text:style-name="Text_20_body"/>
      <text:p text:style-name="Text_20_body"><text:soft-page-break/></text:p>
      <text:p text:style-name="Text_20_body"/>
      <text:p text:style-name="Text_20_body"/>
      <text:p text:style-name="P3"/>
      <text:p text:style-name="P1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9-30T20:19:02.84</dc:date>
    <dc:creator>Drieux</dc:creator>
    <meta:editing-duration>P2DT2H46M42S</meta:editing-duration>
    <meta:editing-cycles>18</meta:editing-cycles>
    <meta:generator>OpenOffice/4.1.10$Win32 OpenOffice.org_project/4110m2$Build-9807</meta:generator>
    <meta:document-statistic meta:table-count="0" meta:image-count="0" meta:object-count="0" meta:page-count="2" meta:paragraph-count="23" meta:word-count="166" meta:character-count="917"/>
  </office:meta>
</office:document-meta>
</file>